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C2157A1FF763E29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25.4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974cm" loext:decorative="false"/>
      <style:paragraph-properties style:writing-mode="lr-tb"/>
    </style:style>
    <style:style style:name="gr3" style:family="graphic" style:parent-style-name="无填充且无边框的对象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2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7.79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1.26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2.8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0.22cm" fo:min-width="7.059cm" loext:decorative="false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eeeeee" loext:opacity="100%" style:font-name="Noto Sans CJK SC" fo:font-size="60pt" style:font-name-asian="Noto Sans CJK SC" style:font-size-asian="60pt" style:font-size-complex="60pt"/>
    </style:style>
    <style:style style:name="P2" style:family="paragraph">
      <loext:graphic-properties draw:fill="none" draw:fill-color="#ffffff"/>
      <style:text-properties fo:color="#cccccc" loext:opacity="100%" style:font-name="Noto Sans CJK SC" fo:font-size="20pt" style:font-name-asian="Noto Sans CJK SC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a6" loext:opacity="100%" style:font-name="Noto Sans CJK SC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d7" loext:opacity="100%" style:font-name="Noto Sans CJK SC" fo:font-size="20pt" style:font-name-asian="Noto Sans CJK SC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dddddd" loext:opacity="100%" fo:font-size="200pt" style:font-size-asian="200pt" style:font-size-complex="200pt"/>
    </style:style>
    <style:style style:name="T1" style:family="text">
      <style:text-properties fo:color="#eeeeee" loext:opacity="100%" style:font-name="Noto Sans CJK SC" fo:font-size="60pt" style:font-name-asian="Noto Sans CJK SC" style:font-size-asian="60pt" style:font-size-complex="60pt"/>
    </style:style>
    <style:style style:name="T2" style:family="text">
      <style:text-properties fo:color="#cccccc" loext:opacity="100%" style:font-name="Noto Sans CJK SC" fo:font-size="20pt" style:font-name-asian="Noto Sans CJK SC" style:font-size-asian="20pt" style:font-size-complex="20pt"/>
    </style:style>
    <style:style style:name="T3" style:family="text">
      <style:text-properties fo:color="#ffffa6" loext:opacity="100%" style:font-name="Noto Sans CJK SC" fo:font-size="20pt" style:font-size-asian="20pt" style:font-size-complex="20pt"/>
    </style:style>
    <style:style style:name="T4" style:family="text">
      <style:text-properties fo:color="#ffffd7" loext:opacity="100%" style:font-name="Noto Sans CJK SC" fo:font-size="20pt" style:font-name-asian="Noto Sans CJK SC" style:font-size-asian="20pt" style:font-size-complex="20pt"/>
    </style:style>
    <style:style style:name="T5" style:family="text">
      <style:text-properties fo:color="#dddddd" loext:opacity="100%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25.902cm" svg:height="3.316cm" svg:x="1.049cm" svg:y="6.217cm">
          <draw:text-box>
            <text:p><text:span text:style-name="T1">视频的标题在这里巴拉巴拉</text:span></text:p>
          </draw:text-box>
        </draw:frame>
        <draw:frame draw:style-name="gr2" draw:text-style-name="P2" draw:layer="layout" svg:width="9.474cm" svg:height="1.275cm" svg:x="1cm" svg:y="1cm">
          <draw:text-box>
            <text:p><text:span text:style-name="T2">穷人小水滴 <text:s/>第 </text:span><text:span text:style-name="T2">0002 </text:span><text:span text:style-name="T2">号视频</text:span></text:p>
          </draw:text-box>
        </draw:frame>
        <draw:frame draw:style-name="gr3" draw:text-style-name="P3" draw:layer="layout" svg:width="1.5cm" svg:height="1.5cm" svg:x="11cm" svg:y="0.6cm">
          <draw:image xlink:href="Pictures/100000010000010000000100C2157A1FF763E299.png" xlink:type="simple" xlink:show="embed" xlink:actuate="onLoad" draw:mime-type="image/png">
            <text:p/>
          </draw:image>
        </draw:frame>
        <draw:frame draw:style-name="gr4" draw:text-style-name="P4" draw:layer="layout" svg:width="18.296cm" svg:height="1.275cm" svg:x="1cm" svg:y="2.5cm">
          <draw:text-box>
            <text:p><text:span text:style-name="T3">AI </text:span><text:span text:style-name="T3">内容提示</text:span><text:span text:style-name="T3">: </text:span><text:span text:style-name="T3">本视频含有一部分 </text:span><text:span text:style-name="T3">AI </text:span><text:span text:style-name="T3">生成的内容 </text:span><text:span text:style-name="T3">(</text:span><text:span text:style-name="T3">素材</text:span><text:span text:style-name="T3">)</text:span></text:p>
          </draw:text-box>
        </draw:frame>
        <draw:frame draw:style-name="gr5" draw:text-style-name="P5" draw:layer="layout" svg:width="11.761cm" svg:height="1.275cm" svg:x="5.5cm" svg:y="3.5cm">
          <draw:text-box>
            <text:p><text:span text:style-name="T4">但 </text:span><text:span text:style-name="T4">AI </text:span><text:span text:style-name="T4">生成的内容都经过了人工检查</text:span></text:p>
          </draw:text-box>
        </draw:frame>
        <draw:frame draw:style-name="gr6" draw:text-style-name="P2" draw:layer="layout" svg:width="23.326cm" svg:height="1.275cm" svg:x="1cm" svg:y="14cm">
          <draw:text-box>
            <text:p><text:span text:style-name="T2">许可</text:span><text:span text:style-name="T2">: CC-BY-SA 4.0 <text:s/>(</text:span><text:span text:style-name="T2">仅适用于本人原创的部分</text:span><text:span text:style-name="T2">, </text:span><text:span text:style-name="T2">且不是 </text:span><text:span text:style-name="T2">AI </text:span><text:span text:style-name="T2">生成的内容</text:span><text:span text:style-name="T2">)</text:span></text:p>
          </draw:text-box>
        </draw:frame>
        <draw:frame draw:style-name="gr7" draw:text-style-name="P2" draw:layer="layout" svg:width="11.159cm" svg:height="1.275cm" svg:x="1cm" svg:y="12.5cm">
          <draw:text-box>
            <text:p><text:span text:style-name="T2">本视频带有字幕</text:span><text:span text:style-name="T2">, </text:span><text:span text:style-name="T2">如果需要请开启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draw:style-name="gr9" draw:text-style-name="P8" draw:layer="layout" svg:width="7.559cm" svg:height="10.47cm" svg:x="10.221cm" svg:y="2.64cm">
          <draw:text-box>
            <text:p text:style-name="P7"><text:span text:style-name="T5">完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9:05:00.342145022</meta:creation-date>
    <meta:generator>LibreOffice/7.6.0.3$Linux_X86_64 LibreOffice_project/69edd8b8ebc41d00b4de3915dc82f8f0fc3b6265</meta:generator>
    <meta:editing-cycles>11</meta:editing-cycles>
    <meta:editing-duration>PT28M27S</meta:editing-duration>
    <dc:description>穷人小水滴 pmks-2 计算机编程入门
</dc:description>
    <meta:keyword>pmks-2 草稿</meta:keyword>
    <dc:subject>计算机编程入门</dc:subject>
    <dc:title>p - N_编程入门_0</dc:title>
    <dc:date>2023-09-11T09:50:58.327206801</dc:date>
    <meta:print-date>2023-09-11T09:17:00.659143173</meta:print-date>
    <meta:printed-by>PDF 文件</meta:printed-by>
    <meta:document-statistic meta:object-count="33"/>
  </office:meta>
</office:document-meta>
</file>